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4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5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6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27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8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29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30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31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32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33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34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35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36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37" style:parent-style-name="Основнойшрифтабзаца" style:family="text">
      <style:text-properties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38" style:parent-style-name="Standard" style:family="paragraph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4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P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6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7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8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9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0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1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2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3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5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6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7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8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19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0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1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2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3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5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6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7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8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29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0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1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2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3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5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6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7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8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39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0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1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2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3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5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6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7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48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T48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48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48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P490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1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2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3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4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5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6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7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8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499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0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1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2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3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4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5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6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7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8" style:parent-style-name="Standard" style:family="paragraph">
      <style:text-properties style:font-name-asian="Times New Roman" style:font-name-complex="Times New Roman" fo:color="#000000" fo:font-size="9pt" style:font-size-asian="9pt" style:font-size-complex="9pt" fo:language="en" fo:country="US" style:language-asian="ru" style:country-asian="RU"/>
    </style:style>
    <style:style style:name="P509" style:parent-style-name="Standard" style:family="paragraph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P51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1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27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28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29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0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1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2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3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4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5" style:parent-style-name="Безинтервала" style:family="paragraph">
      <style:text-properties fo:font-size="9pt" style:font-size-asian="9pt" style:font-size-complex="9pt" fo:language="de" fo:country="DE" style:language-asian="ru" style:country-asian="RU"/>
    </style:style>
    <style:style style:name="P53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3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3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3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4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5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6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7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8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49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50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51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52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P553" style:parent-style-name="Безинтервала" style:family="paragraph">
      <style:text-properties fo:font-size="9pt" style:font-size-asian="9pt" style:font-size-complex="9pt" fo:language="en" fo:country="US" style:language-asian="ru" style:country-asian="RU"/>
    </style:style>
    <style:style style:name="T55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555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56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57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8" style:parent-style-name="Standard" style:family="paragraph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9" style:parent-style-name="Standard" style:family="paragraph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0" style:parent-style-name="Standard" style:family="paragraph"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1" style:parent-style-name="Standard" style:family="paragraph">
      <style:paragraph-properties fo:text-align="center"/>
      <style:text-properties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</office:automatic-styles>
  <office:body>
    <office:text text:use-soft-page-breaks="true">
      <text:p text:style-name="P1">Отчет</text:p>
      <text:p text:style-name="P2"/>
      <text:p text:style-name="Standard"><text:span text:style-name="T3">Предмет</text:span><text:span text:style-name="T4"><text:s/>-<text:s/></text:span><text:span text:style-name="T5">операционные системы</text:span></text:p>
      <text:p text:style-name="Standard"><text:span text:style-name="T6">Лабораторные работа</text:span><text:span text:style-name="T7"><text:s/></text:span><text:span text:style-name="T8"><text:s/></text:span><text:span text:style-name="T9">3</text:span></text:p>
      <text:p text:style-name="Standard"><text:span text:style-name="T10">Выполнил<text:s/></text:span><text:span text:style-name="T11">—<text:s/></text:span><text:span text:style-name="T12">студент группы М80-208Б-17<text:s/></text:span><text:span text:style-name="T13">Захаров</text:span><text:span text:style-name="T14"><text:s/></text:span><text:span text:style-name="T15">Игорь</text:span></text:p>
      <text:p text:style-name="Standard"><text:span text:style-name="T16">Задание</text:span><text:span text:style-name="T17">: Составить программу на языке Си, обрабатывающую данные в многопоточном режиме. При обработки использовать стандартные средства создания потоков оп</text:span><text:span text:style-name="T18">ерационной системы (Windows/Unix). При создании необходимо предусмотреть ключи, которые позволяли бы задать максимальное количество потоков, используемое программой. При возможности необходимо использовать максимальное количество возможных потоков. Огранич</text:span><text:span text:style-name="T19">ение потоков может быть задано или ключом запуска вашей программы, или алгоритмом.</text:span></text:p>
      <text:p text:style-name="P20"/>
      <text:p text:style-name="P21">Вариант<text:s/>11:</text:p>
      <text:p text:style-name="P22">На вход программе подаются игровое поле для игры "Крестики-нолики" и ход какого игрока сейчас идет. Программа должна выдать наиболее оптимальный ход для заданного игрока (если их несколько, то выдать все).</text:p>
      <text:p text:style-name="P23">Ход решения:</text:p>
      <text:p text:style-name="Standard"><text:span text:style-name="T24">Создаем поле игры заданного в программе размера. Заполняются два динамических массива,<text:s/></text:span><text:span text:style-name="T25">первый с параметрами игрового поля, второй с<text:s/></text:span><text:span text:style-name="T26">id</text:span><text:span text:style-name="T27"><text:s/>соответствующих потоков. Создаются потоки с помощью которых вызывается функция<text:s/></text:span><text:span text:style-name="T28">pth</text:span><text:span text:style-name="T29">_</text:span><text:span text:style-name="T30">function</text:span><text:span text:style-name="T31"><text:s/></text:span><text:span text:style-name="T32">в которой происходит вычисление приоритетности ходов и выдается результат наиболее подходящего исхода игры для введенного игрока (</text:span><text:span text:style-name="T33">x</text:span><text:span text:style-name="T34"><text:s/></text:span><text:span text:style-name="T35">или 0) . Далее происходит очищение потоков с помощью функции<text:s/></text:span><text:span text:style-name="T36">pthread_join</text:span><text:span text:style-name="T37">.<text:s/></text:span></text:p>
      <text:p text:style-name="P38"/>
      <text:p text:style-name="Standard"><text:span text:style-name="T39">Листинг</text:span><text:span text:style-name="T40">:</text:span></text:p>
      <text:p text:style-name="P41">#include &lt;pthread.h&gt;</text:p>
      <text:p text:style-name="P42">#include &lt;stdio.h&gt;</text:p>
      <text:p text:style-name="P43">#include &lt;stdlib.h&gt;</text:p>
      <text:p text:style-name="P44">#include &lt;unistd.h&gt;</text:p>
      <text:p text:style-name="P45">#include &lt;fcntl.h&gt;</text:p>
      <text:p text:style-name="P46">#include &lt;stdbool.h&gt;</text:p>
      <text:p text:style-name="P47"/>
      <text:p text:style-name="P48"><text:s/>/* ________________</text:p>
      <text:p text:style-name="P49"><text:s text:c="3"/>|_0_|_1_|_2_|___|</text:p>
      <text:p text:style-name="P50"><text:s text:c="2"/>|_3_|_4_|_5_|___|</text:p>
      <text:p text:style-name="P51"><text:s/>|_6_|_7_|_8_|___|_______</text:p>
      <text:p text:style-name="P52">|___|___|___|___|___|___|</text:p>
      <text:p text:style-name="P53"><text:s text:c="3"/>|___|_o_|_x_|___|___|</text:p>
      <text:p text:style-name="P54"><text:s text:c="2"/>|___|___|_o_|___|___|</text:p>
      <text:p text:style-name="P55"><text:s/>|___|___|___|_x_|___|</text:p>
      <text:p text:style-name="P56">|___|___|___|___|___|</text:p>
      <text:p text:style-name="P57">*/</text:p>
      <text:p text:style-name="P58"/>
      <text:p text:style-name="P59">#define SPASE_SIZE 3</text:p>
      <text:p text:style-name="P60"/>
      <text:p text:style-name="P61">typedef struct pthdata{</text:p>
      <text:p text:style-name="P62"><text:s text:c="2"/>short int pth_number;</text:p>
      <text:p text:style-name="P63"><text:s text:c="2"/>short int pth_i;</text:p>
      <text:p text:style-name="P64"><text:s text:c="2"/>bool player;// x ~ 1, 0 ~ o</text:p>
      <text:p text:style-name="P65"><text:s text:c="2"/>char* space;</text:p>
      <text:p text:style-name="P66"><text:s text:c="2"/>short int* priority;</text:p>
      <text:soft-page-break/>
      <text:p text:style-name="P67">} pthdata;</text:p>
      <text:p text:style-name="P68"/>
      <text:p text:style-name="P69">void* pth_function(void* params);</text:p>
      <text:p text:style-name="P70">bool init_game(char* space, bool* player);</text:p>
      <text:p text:style-name="P71">bool endgame(pthdata *data, short int itter);</text:p>
      <text:p text:style-name="P72">bool defence(pthdata *data, short int itter);</text:p>
      <text:p text:style-name="P73">void priority(pthdata* data, short int itter);</text:p>
      <text:p text:style-name="P74">//begin ========================================================================</text:p>
      <text:p text:style-name="P75">bool endgame(pthdata *data, short int itter){</text:p>
      <text:p text:style-name="P76"><text:s text:c="2"/>char c;</text:p>
      <text:p text:style-name="P77"><text:s text:c="2"/>bool m = 1;</text:p>
      <text:p text:style-name="P78"><text:s text:c="2"/>if(data-&gt;player){</text:p>
      <text:p text:style-name="P79"><text:s text:c="4"/>c='x';</text:p>
      <text:p text:style-name="P80"><text:s text:c="2"/>} else{</text:p>
      <text:p text:style-name="P81"><text:s text:c="4"/>c='o';</text:p>
      <text:p text:style-name="P82"><text:s text:c="2"/>}</text:p>
      <text:p text:style-name="P83"><text:s text:c="2"/>short int pth_i = data-&gt;pth_i+itter*data-&gt;pth_number;</text:p>
      <text:p text:style-name="P84"/>
      <text:p text:style-name="P85"><text:s text:c="2"/>for (short int i = SPASE_SIZE*(pth_i/SPASE_SIZE); i &lt; SPASE_SIZE+SPASE_SIZE*(pth_i/SPASE_SIZE); i++) {</text:p>
      <text:p text:style-name="P86"><text:s text:c="4"/>if((i==pth_i)||(data-&gt;space[i]==c)){</text:p>
      <text:p text:style-name="P87"><text:s text:c="6"/>continue;</text:p>
      <text:p text:style-name="P88"><text:s text:c="4"/>} else{</text:p>
      <text:p text:style-name="P89"><text:s text:c="6"/>m = 0;</text:p>
      <text:p text:style-name="P90"><text:s text:c="6"/>break;</text:p>
      <text:p text:style-name="P91"><text:s text:c="4"/>}</text:p>
      <text:p text:style-name="P92"><text:s text:c="2"/>}</text:p>
      <text:p text:style-name="P93"><text:s text:c="2"/>if(m){</text:p>
      <text:p text:style-name="P94"><text:s text:c="4"/>data-&gt;priority[itter]=14;</text:p>
      <text:p text:style-name="P95"><text:s text:c="4"/>return m;</text:p>
      <text:p text:style-name="P96"><text:s text:c="2"/>}</text:p>
      <text:p text:style-name="P97"><text:s text:c="2"/>m=1;</text:p>
      <text:p text:style-name="P98"><text:s text:c="2"/>for(short int i = pth_i%SPASE_SIZE; i&lt;SPASE_SIZE * SPASE_SIZE; i+=SPASE_SIZE){</text:p>
      <text:p text:style-name="P99"><text:s text:c="4"/>if((i==pth_i)||(data-&gt;space[i]==c)){</text:p>
      <text:p text:style-name="P100"><text:s text:c="6"/>continue;</text:p>
      <text:p text:style-name="P101"><text:s text:c="4"/>} else{</text:p>
      <text:p text:style-name="P102"><text:s text:c="6"/>m=0;</text:p>
      <text:p text:style-name="P103"><text:s text:c="6"/>break;</text:p>
      <text:p text:style-name="P104"><text:s text:c="4"/>}</text:p>
      <text:p text:style-name="P105"><text:s text:c="2"/>}</text:p>
      <text:p text:style-name="P106"><text:s text:c="2"/>if(m){</text:p>
      <text:p text:style-name="P107"><text:s text:c="4"/>data-&gt;priority[itter]=14;</text:p>
      <text:p text:style-name="P108"><text:s text:c="4"/>return m;</text:p>
      <text:p text:style-name="P109"><text:s text:c="2"/>}</text:p>
      <text:p text:style-name="P110"><text:s text:c="2"/>if(pth_i % (SPASE_SIZE+1) == 0){</text:p>
      <text:p text:style-name="P111"><text:s text:c="4"/>m=1;</text:p>
      <text:p text:style-name="P112"><text:s text:c="4"/>for(short int i = 0; i&lt;SPASE_SIZE*SPASE_SIZE; i+=(SPASE_SIZE+1)){</text:p>
      <text:p text:style-name="P113"><text:s text:c="6"/>if((i==pth_i)||(data-&gt;space[i]==c)){</text:p>
      <text:p text:style-name="P114"><text:s text:c="8"/>continue;</text:p>
      <text:p text:style-name="P115"><text:s text:c="6"/>} else{</text:p>
      <text:p text:style-name="P116"><text:s text:c="8"/>m=0;</text:p>
      <text:p text:style-name="P117"><text:s text:c="8"/>break;</text:p>
      <text:p text:style-name="P118"><text:s text:c="6"/>}</text:p>
      <text:p text:style-name="P119"><text:s text:c="4"/>}</text:p>
      <text:p text:style-name="P120"><text:s text:c="4"/>if(m){</text:p>
      <text:p text:style-name="P121"><text:s text:c="6"/>data-&gt;priority[itter]=14;</text:p>
      <text:p text:style-name="P122"><text:s text:c="6"/>return m;</text:p>
      <text:p text:style-name="P123"><text:s text:c="4"/>}</text:p>
      <text:p text:style-name="P124"><text:s text:c="2"/>}</text:p>
      <text:p text:style-name="P125"><text:s text:c="2"/>if(pth_i == (SPASE_SIZE-1 + (pth_i/SPASE_SIZE) * (SPASE_SIZE-1))){</text:p>
      <text:p text:style-name="P126"><text:s text:c="4"/>m=1;</text:p>
      <text:p text:style-name="P127"><text:s text:c="4"/>for(short int i=0; i&lt;SPASE_SIZE; i++){</text:p>
      <text:p text:style-name="P128"><text:s text:c="6"/>if((pth_i==(SPASE_SIZE-1+i*(SPASE_SIZE-1)))||data-&gt;space[SPASE_SIZE-1+i*(SPASE_SIZE-1)]==c){</text:p>
      <text:p text:style-name="P129"><text:s text:c="8"/>continue;</text:p>
      <text:p text:style-name="P130"><text:s text:c="6"/>} else{</text:p>
      <text:p text:style-name="P131"><text:s text:c="8"/>m=0;</text:p>
      <text:p text:style-name="P132"><text:s text:c="8"/>break;</text:p>
      <text:p text:style-name="P133"><text:s text:c="6"/>}</text:p>
      <text:p text:style-name="P134"><text:s text:c="4"/>}</text:p>
      <text:p text:style-name="P135"><text:s text:c="4"/>if(m){</text:p>
      <text:p text:style-name="P136"><text:s text:c="6"/>data-&gt;priority[itter]=14;</text:p>
      <text:soft-page-break/>
      <text:p text:style-name="P137"><text:s text:c="6"/>return m;</text:p>
      <text:p text:style-name="P138"><text:s text:c="4"/>}</text:p>
      <text:p text:style-name="P139"><text:s text:c="2"/>}</text:p>
      <text:p text:style-name="P140"><text:s text:c="2"/>return 0;</text:p>
      <text:p text:style-name="P141">}</text:p>
      <text:p text:style-name="P142">//------------------------------------------------------------------------------</text:p>
      <text:p text:style-name="P143">//==============================================================================</text:p>
      <text:p text:style-name="P144">bool defence(pthdata* data, short int itter){</text:p>
      <text:p text:style-name="P145"><text:s text:c="2"/>char c;</text:p>
      <text:p text:style-name="P146"><text:s text:c="2"/>bool m = 1;</text:p>
      <text:p text:style-name="P147"><text:s text:c="2"/>if(data-&gt;player){</text:p>
      <text:p text:style-name="P148"><text:s text:c="4"/>c='o';</text:p>
      <text:p text:style-name="P149"><text:s text:c="2"/>} else{</text:p>
      <text:p text:style-name="P150"><text:s text:c="4"/>c='x';</text:p>
      <text:p text:style-name="P151"><text:s text:c="2"/>}</text:p>
      <text:p text:style-name="P152"><text:s text:c="2"/>short int pth_i = data-&gt;pth_i+itter*data-&gt;pth_number;</text:p>
      <text:p text:style-name="P153"/>
      <text:p text:style-name="P154"><text:s text:c="2"/>for (short int i = SPASE_SIZE*(pth_i/SPASE_SIZE); i &lt; SPASE_SIZE+SPASE_SIZE*(pth_i/SPASE_SIZE); i++) {</text:p>
      <text:p text:style-name="P155"><text:s text:c="4"/>if((i==pth_i)||(data-&gt;space[i]==c)){</text:p>
      <text:p text:style-name="P156"><text:s text:c="6"/>continue;</text:p>
      <text:p text:style-name="P157"><text:s text:c="4"/>} else{</text:p>
      <text:p text:style-name="P158"><text:s text:c="6"/>m = 0;</text:p>
      <text:p text:style-name="P159"><text:s text:c="6"/>break;</text:p>
      <text:p text:style-name="P160"><text:s text:c="4"/>}</text:p>
      <text:p text:style-name="P161"><text:s text:c="2"/>}</text:p>
      <text:p text:style-name="P162"><text:s text:c="2"/>if(m){</text:p>
      <text:p text:style-name="P163"><text:s text:c="4"/>data-&gt;priority[itter]=13;</text:p>
      <text:p text:style-name="P164"><text:s text:c="4"/>return m;</text:p>
      <text:p text:style-name="P165"><text:s text:c="2"/>}</text:p>
      <text:p text:style-name="P166"><text:s text:c="2"/>m=1;</text:p>
      <text:p text:style-name="P167"><text:s text:c="2"/>for(short int i = pth_i%SPASE_SIZE; i&lt;SPASE_SIZE * SPASE_SIZE; i+=SPASE_SIZE){</text:p>
      <text:p text:style-name="P168"><text:s text:c="4"/>if((i==pth_i)||(data-&gt;space[i]==c)){</text:p>
      <text:p text:style-name="P169"><text:s text:c="6"/>continue;</text:p>
      <text:p text:style-name="P170"><text:s text:c="4"/>} else{</text:p>
      <text:p text:style-name="P171"><text:s text:c="6"/>m=0;</text:p>
      <text:p text:style-name="P172"><text:s text:c="6"/>break;</text:p>
      <text:p text:style-name="P173"><text:s text:c="4"/>}</text:p>
      <text:p text:style-name="P174"><text:s text:c="2"/>}</text:p>
      <text:p text:style-name="P175"><text:s text:c="2"/>if(m){</text:p>
      <text:p text:style-name="P176"><text:s text:c="4"/>data-&gt;priority[itter]=13;</text:p>
      <text:p text:style-name="P177"><text:s text:c="4"/>return m;</text:p>
      <text:p text:style-name="P178"><text:s text:c="2"/>}</text:p>
      <text:p text:style-name="P179"><text:s text:c="2"/>if(pth_i % (SPASE_SIZE+1) == 0){</text:p>
      <text:p text:style-name="P180"><text:s text:c="4"/>m=1;</text:p>
      <text:p text:style-name="P181"><text:s text:c="4"/>for(short int i = 0; i&lt;SPASE_SIZE*SPASE_SIZE; i+=(SPASE_SIZE+1)){</text:p>
      <text:p text:style-name="P182"><text:s text:c="6"/>if((i==pth_i)||(data-&gt;space[i]==c)){</text:p>
      <text:p text:style-name="P183"><text:s text:c="8"/>continue;</text:p>
      <text:p text:style-name="P184"><text:s text:c="6"/>} else{</text:p>
      <text:p text:style-name="P185"><text:s text:c="8"/>m=0;</text:p>
      <text:p text:style-name="P186"><text:s text:c="8"/>break;</text:p>
      <text:p text:style-name="P187"><text:s text:c="6"/>}</text:p>
      <text:p text:style-name="P188"><text:s text:c="4"/>}</text:p>
      <text:p text:style-name="P189"><text:s text:c="4"/>if(m){</text:p>
      <text:p text:style-name="P190"><text:s text:c="6"/>data-&gt;priority[itter]=13;</text:p>
      <text:p text:style-name="P191"><text:s text:c="6"/>return m;</text:p>
      <text:p text:style-name="P192"><text:s text:c="4"/>}</text:p>
      <text:p text:style-name="P193"><text:s text:c="2"/>}</text:p>
      <text:p text:style-name="P194"><text:s text:c="2"/>if(pth_i == (SPASE_SIZE-1 + (pth_i/SPASE_SIZE) * (SPASE_SIZE-1))){</text:p>
      <text:p text:style-name="P195"><text:s text:c="4"/>m=1;</text:p>
      <text:p text:style-name="P196"><text:s text:c="4"/>for(short int i=0; i&lt;SPASE_SIZE; i++){</text:p>
      <text:p text:style-name="P197"><text:s text:c="6"/>if((pth_i==(SPASE_SIZE-1+i*(SPASE_SIZE-1)))||data-&gt;space[SPASE_SIZE-1+i*(SPASE_SIZE-1)]==c){</text:p>
      <text:p text:style-name="P198"><text:s text:c="8"/>continue;</text:p>
      <text:p text:style-name="P199"><text:s text:c="6"/>} else{</text:p>
      <text:p text:style-name="P200"><text:s text:c="8"/>m=0;</text:p>
      <text:p text:style-name="P201"><text:s text:c="8"/>break;</text:p>
      <text:p text:style-name="P202"><text:s text:c="6"/>}</text:p>
      <text:p text:style-name="P203"><text:s text:c="4"/>}</text:p>
      <text:p text:style-name="P204"><text:s text:c="4"/>if(m){</text:p>
      <text:p text:style-name="P205"><text:s text:c="6"/>data-&gt;priority[itter]=13;</text:p>
      <text:p text:style-name="P206"><text:s text:c="6"/>return m;</text:p>
      <text:soft-page-break/>
      <text:p text:style-name="P207"><text:s text:c="4"/>}</text:p>
      <text:p text:style-name="P208"><text:s text:c="2"/>}</text:p>
      <text:p text:style-name="P209"><text:s text:c="2"/>return 0;</text:p>
      <text:p text:style-name="P210">}</text:p>
      <text:p text:style-name="P211">//------------------------------------------------------------------------------</text:p>
      <text:p text:style-name="P212">//==============================================================================</text:p>
      <text:p text:style-name="P213">void priority(pthdata* data, short int itter){</text:p>
      <text:p text:style-name="P214"><text:s text:c="2"/>char c, c1;</text:p>
      <text:p text:style-name="P215"><text:s text:c="2"/>short int m, m1;</text:p>
      <text:p text:style-name="P216"><text:s text:c="2"/>if(data-&gt;player){</text:p>
      <text:p text:style-name="P217"><text:s text:c="4"/>c='x';</text:p>
      <text:p text:style-name="P218"><text:s text:c="4"/>c1='o';</text:p>
      <text:p text:style-name="P219"><text:s text:c="2"/>} else{</text:p>
      <text:p text:style-name="P220"><text:s text:c="4"/>c='o';</text:p>
      <text:p text:style-name="P221"><text:s text:c="4"/>c1='x';</text:p>
      <text:p text:style-name="P222"><text:s text:c="2"/>}</text:p>
      <text:p text:style-name="P223"><text:s text:c="2"/>short int pth_i = data-&gt;pth_i+itter*data-&gt;pth_number;</text:p>
      <text:p text:style-name="P224"><text:s text:c="2"/>m=m1=0;</text:p>
      <text:p text:style-name="P225"><text:s text:c="2"/>for (short int i = SPASE_SIZE*(pth_i/SPASE_SIZE); i &lt; SPASE_SIZE+SPASE_SIZE*(pth_i/SPASE_SIZE); i++) {</text:p>
      <text:p text:style-name="P226"><text:s text:c="4"/>if(i==pth_i){</text:p>
      <text:p text:style-name="P227"><text:s text:c="6"/>continue;</text:p>
      <text:p text:style-name="P228"><text:s text:c="4"/>} else if(data-&gt;space[i]==c){</text:p>
      <text:p text:style-name="P229"><text:s text:c="6"/>m+=1;</text:p>
      <text:p text:style-name="P230"><text:s text:c="4"/>} else if(data-&gt;space[i]==c1){</text:p>
      <text:p text:style-name="P231"><text:s text:c="6"/>m1+=1;</text:p>
      <text:p text:style-name="P232"><text:s text:c="4"/>}</text:p>
      <text:p text:style-name="P233"><text:s text:c="2"/>}</text:p>
      <text:p text:style-name="P234"><text:s text:c="2"/>if(m&gt;0 &amp;&amp; m1==0){</text:p>
      <text:p text:style-name="P235"><text:s text:c="4"/>data-&gt;priority[itter]+=3;</text:p>
      <text:p text:style-name="P236"><text:s text:c="2"/>} else if(m1&gt;0 &amp;&amp; m==0){</text:p>
      <text:p text:style-name="P237"><text:s text:c="4"/>data-&gt;priority[itter]+=2;</text:p>
      <text:p text:style-name="P238"><text:s text:c="2"/>} else if(m1==0 &amp;&amp; m == 0){</text:p>
      <text:p text:style-name="P239"><text:s text:c="4"/>data-&gt;priority[itter]+=1;</text:p>
      <text:p text:style-name="P240"><text:s text:c="2"/>}</text:p>
      <text:p text:style-name="P241"><text:s text:c="2"/>m = m1 = 0;</text:p>
      <text:p text:style-name="P242"><text:s text:c="2"/>for(short int i = pth_i%SPASE_SIZE; i&lt;SPASE_SIZE * SPASE_SIZE; i+=SPASE_SIZE){</text:p>
      <text:p text:style-name="P243"><text:s text:c="4"/>if(i==pth_i){</text:p>
      <text:p text:style-name="P244"><text:s text:c="6"/>continue;</text:p>
      <text:p text:style-name="P245"><text:s text:c="4"/>} else if(data-&gt;space[i]==c){</text:p>
      <text:p text:style-name="P246"><text:s text:c="6"/>m+=1;</text:p>
      <text:p text:style-name="P247"><text:s text:c="6"/>continue;</text:p>
      <text:p text:style-name="P248"><text:s text:c="4"/>} else if(data-&gt;space[i]==c1){</text:p>
      <text:p text:style-name="P249"><text:s text:c="6"/>m1+=1;</text:p>
      <text:p text:style-name="P250"><text:s text:c="4"/>}</text:p>
      <text:p text:style-name="P251"><text:s text:c="2"/>}</text:p>
      <text:p text:style-name="P252"><text:s text:c="2"/>if(m&gt;0 &amp;&amp; m1==0){</text:p>
      <text:p text:style-name="P253"><text:s text:c="4"/>data-&gt;priority[itter]+=3;</text:p>
      <text:p text:style-name="P254"><text:s text:c="2"/>} else if(m1&gt;0 &amp;&amp; m==0){</text:p>
      <text:p text:style-name="P255"><text:s text:c="4"/>data-&gt;priority[itter]+=2;</text:p>
      <text:p text:style-name="P256"><text:s text:c="2"/>} else if(m1==0 &amp;&amp; m == 0){</text:p>
      <text:p text:style-name="P257"><text:s text:c="4"/>data-&gt;priority[itter]+=1;</text:p>
      <text:p text:style-name="P258"><text:s text:c="2"/>}</text:p>
      <text:p text:style-name="P259"><text:s text:c="2"/>m = m1 =0;</text:p>
      <text:p text:style-name="P260"><text:s text:c="2"/>if(pth_i % (SPASE_SIZE+1) == 0){</text:p>
      <text:p text:style-name="P261"><text:s text:c="4"/>for(short int i = 0; i&lt;SPASE_SIZE*SPASE_SIZE; i+=(SPASE_SIZE+1)){</text:p>
      <text:p text:style-name="P262"><text:s text:c="6"/>if(i==pth_i){</text:p>
      <text:p text:style-name="P263"><text:s text:c="8"/>continue;</text:p>
      <text:p text:style-name="P264"><text:s text:c="6"/>} else if(data-&gt;space[i]==c){</text:p>
      <text:p text:style-name="P265"><text:s text:c="8"/>m+=1;</text:p>
      <text:p text:style-name="P266"><text:s text:c="8"/>continue;</text:p>
      <text:p text:style-name="P267"><text:s text:c="6"/>} else if(data-&gt;space[i]==c1){</text:p>
      <text:p text:style-name="P268"><text:s text:c="8"/>m1+=1;</text:p>
      <text:p text:style-name="P269"><text:s text:c="6"/>}</text:p>
      <text:p text:style-name="P270"><text:s text:c="4"/>}</text:p>
      <text:p text:style-name="P271"><text:s text:c="4"/>if(m&gt;0 &amp;&amp; m1==0){</text:p>
      <text:p text:style-name="P272"><text:s text:c="6"/>data-&gt;priority[itter]+=3;</text:p>
      <text:p text:style-name="P273"><text:s text:c="4"/>} else if(m1&gt;0 &amp;&amp; m==0){</text:p>
      <text:p text:style-name="P274"><text:s text:c="6"/>data-&gt;priority[itter]+=2;</text:p>
      <text:p text:style-name="P275"><text:s text:c="4"/>} else if(m1==0 &amp;&amp; m == 0){</text:p>
      <text:p text:style-name="P276"><text:s text:c="6"/>data-&gt;priority[itter]+=1;</text:p>
      <text:soft-page-break/>
      <text:p text:style-name="P277"><text:s text:c="4"/>}</text:p>
      <text:p text:style-name="P278"><text:s text:c="2"/>}</text:p>
      <text:p text:style-name="P279"><text:s text:c="4"/>m = m1 =0;</text:p>
      <text:p text:style-name="P280"><text:s text:c="2"/>if(pth_i == (SPASE_SIZE-1 + (pth_i/SPASE_SIZE) * (SPASE_SIZE-1))){</text:p>
      <text:p text:style-name="P281"><text:s text:c="4"/>for(short int i=0; i&lt;SPASE_SIZE; i++){</text:p>
      <text:p text:style-name="P282"><text:s text:c="6"/>if(pth_i==(SPASE_SIZE-1+i*(SPASE_SIZE-1))){</text:p>
      <text:p text:style-name="P283"><text:s text:c="8"/>continue;</text:p>
      <text:p text:style-name="P284"><text:s text:c="6"/>} else if(data-&gt;space[SPASE_SIZE-1+i*(SPASE_SIZE-1)]==c){</text:p>
      <text:p text:style-name="P285"><text:s text:c="8"/>m+=1;</text:p>
      <text:p text:style-name="P286"><text:s text:c="8"/>continue;</text:p>
      <text:p text:style-name="P287"><text:s text:c="6"/>} else if(data-&gt;space[SPASE_SIZE-1+i*(SPASE_SIZE-1)]==c1){</text:p>
      <text:p text:style-name="P288"><text:s text:c="8"/>m1+=1;</text:p>
      <text:p text:style-name="P289"><text:s text:c="6"/>}</text:p>
      <text:p text:style-name="P290"><text:s text:c="4"/>}</text:p>
      <text:p text:style-name="P291"><text:s text:c="4"/>if(m&gt;0 &amp;&amp; m1==0){</text:p>
      <text:p text:style-name="P292"><text:s text:c="6"/>data-&gt;priority[itter]+=3;</text:p>
      <text:p text:style-name="P293"><text:s text:c="4"/>} else if(m1&gt;0 &amp;&amp; m==0){</text:p>
      <text:p text:style-name="P294"><text:s text:c="6"/>data-&gt;priority[itter]+=2;</text:p>
      <text:p text:style-name="P295"><text:s text:c="4"/>} else if(m1==0 &amp;&amp; m == 0){</text:p>
      <text:p text:style-name="P296"><text:s text:c="6"/>data-&gt;priority[itter]+=1;</text:p>
      <text:p text:style-name="P297"><text:s text:c="4"/>}</text:p>
      <text:p text:style-name="P298"><text:s text:c="2"/>}</text:p>
      <text:p text:style-name="P299"><text:s text:c="2"/>return ;</text:p>
      <text:p text:style-name="P300">}</text:p>
      <text:p text:style-name="P301">//------------------------------------------------------------------------------</text:p>
      <text:p text:style-name="P302">//begin=========================================================================</text:p>
      <text:p text:style-name="P303">void* pth_function(void* params){</text:p>
      <text:p text:style-name="P304"><text:s text:c="2"/>pthdata *data=(pthdata*)params;</text:p>
      <text:p text:style-name="P305"><text:s text:c="2"/>short int itter=0;</text:p>
      <text:p text:style-name="P306"><text:s text:c="2"/>data-&gt;priority=(short int*)malloc(((SPASE_SIZE*SPASE_SIZE)/data-&gt;pth_number + (data-&gt;pth_i &lt; SPASE_SIZE*SPASE_SIZE%data-&gt;pth_number)) * sizeof(short int));</text:p>
      <text:p text:style-name="P307"><text:s text:c="2"/>while(data-&gt;pth_i+itter*data-&gt;pth_number&lt;SPASE_SIZE*SPASE_SIZE){</text:p>
      <text:p text:style-name="P308"><text:s text:c="4"/>if(data-&gt;space[data-&gt;pth_i+itter*data-&gt;pth_number]!=' '){</text:p>
      <text:p text:style-name="P309"><text:s text:c="6"/>++itter;</text:p>
      <text:p text:style-name="P310"><text:s text:c="6"/>continue;</text:p>
      <text:p text:style-name="P311"><text:s text:c="4"/>}</text:p>
      <text:p text:style-name="P312"><text:s text:c="4"/>if(!endgame(data, itter)){</text:p>
      <text:p text:style-name="P313"><text:s text:c="6"/>if(!defence(data, itter)){</text:p>
      <text:p text:style-name="P314"><text:s text:c="8"/>priority(data, itter);</text:p>
      <text:p text:style-name="P315"><text:s text:c="6"/>}</text:p>
      <text:p text:style-name="P316"><text:s text:c="4"/>}</text:p>
      <text:p text:style-name="P317"><text:s text:c="4"/>++itter;</text:p>
      <text:p text:style-name="P318"><text:s text:c="2"/>}</text:p>
      <text:p text:style-name="P319"><text:s text:c="2"/>return NULL;</text:p>
      <text:p text:style-name="P320">}</text:p>
      <text:p text:style-name="P321">//------------------------------------------------------------------------------</text:p>
      <text:p text:style-name="P322">// ready =======================================================================</text:p>
      <text:p text:style-name="P323">bool init_game(char* space, bool* player){</text:p>
      <text:p text:style-name="P324"><text:s text:c="2"/>printf("Enter GameSpace:\n");</text:p>
      <text:p text:style-name="P325"><text:s text:c="2"/>pthread_t thread_id;</text:p>
      <text:p text:style-name="P326"><text:s text:c="2"/>printf(" |");</text:p>
      <text:p text:style-name="P327"><text:s text:c="2"/>for(short int i=0; i&lt;SPASE_SIZE; i++){</text:p>
      <text:p text:style-name="P328"><text:s text:c="4"/>printf("%d|", i+1);</text:p>
      <text:p text:style-name="P329"><text:s text:c="2"/>}</text:p>
      <text:p text:style-name="P330"><text:s text:c="2"/>putchar('\n');</text:p>
      <text:p text:style-name="P331"><text:s text:c="2"/>for(short int i=0; i&lt;SPASE_SIZE; i++){</text:p>
      <text:p text:style-name="P332"><text:s text:c="4"/>printf("%d|", i+1);</text:p>
      <text:p text:style-name="P333"><text:s text:c="4"/>for(short int j=0; j&lt;SPASE_SIZE; j++){</text:p>
      <text:p text:style-name="P334"><text:s text:c="6"/>space[i*SPASE_SIZE+j]=getchar();</text:p>
      <text:p text:style-name="P335"><text:s text:c="6"/>if(space[i*SPASE_SIZE+j]!=' '&amp;&amp;space[i*SPASE_SIZE+j]!='x'&amp;&amp;space[i*SPASE_SIZE+j]!='o'){</text:p>
      <text:p text:style-name="P336"><text:s text:c="8"/>printf("Wrong space!\n");</text:p>
      <text:p text:style-name="P337"><text:s text:c="8"/>return 1;</text:p>
      <text:p text:style-name="P338"><text:s text:c="6"/>}</text:p>
      <text:p text:style-name="P339"><text:s text:c="6"/>getchar();</text:p>
      <text:p text:style-name="P340"><text:s text:c="4"/>}</text:p>
      <text:p text:style-name="P341"><text:s text:c="4"/>getchar();</text:p>
      <text:p text:style-name="P342"><text:s text:c="4"/>if(space[i*SPASE_SIZE]==' '){</text:p>
      <text:p text:style-name="P343"><text:s text:c="6"/>continue;</text:p>
      <text:p text:style-name="P344"><text:s text:c="4"/>}</text:p>
      <text:p text:style-name="P345"><text:s text:c="4"/>*player=0;</text:p>
      <text:soft-page-break/>
      <text:p text:style-name="P346"><text:s text:c="4"/>for(short int j=1; j&lt;SPASE_SIZE; j++){</text:p>
      <text:p text:style-name="P347"><text:s text:c="6"/>if(space[i*SPASE_SIZE+j]!=space[i*SPASE_SIZE]){</text:p>
      <text:p text:style-name="P348"><text:s text:c="8"/>*player=1;</text:p>
      <text:p text:style-name="P349"><text:s text:c="8"/>break;</text:p>
      <text:p text:style-name="P350"><text:s text:c="6"/>}</text:p>
      <text:p text:style-name="P351"><text:s text:c="4"/>}</text:p>
      <text:p text:style-name="P352"><text:s text:c="4"/>if(!(*player)){</text:p>
      <text:p text:style-name="P353"><text:s text:c="6"/>printf("Its a gameover position! Exit!\n");</text:p>
      <text:p text:style-name="P354"><text:s text:c="6"/>return 1;</text:p>
      <text:p text:style-name="P355"><text:s text:c="4"/>}</text:p>
      <text:p text:style-name="P356"><text:s text:c="2"/>}</text:p>
      <text:p text:style-name="P357"><text:s text:c="2"/>printf("Enter who play now:");</text:p>
      <text:p text:style-name="P358"><text:s text:c="2"/>char c = getchar();</text:p>
      <text:p text:style-name="P359"><text:s text:c="2"/>for(short int i=0; i&lt;SPASE_SIZE; i++){</text:p>
      <text:p text:style-name="P360"><text:s text:c="4"/>if (space[i]==' '){</text:p>
      <text:p text:style-name="P361"><text:s text:c="6"/>continue;</text:p>
      <text:p text:style-name="P362"><text:s text:c="4"/>}</text:p>
      <text:p text:style-name="P363"><text:s text:c="4"/>*player=0;</text:p>
      <text:p text:style-name="P364"><text:s text:c="4"/>for(short int j=1; j&lt;SPASE_SIZE; j++){</text:p>
      <text:p text:style-name="P365"><text:s text:c="6"/>if(space[i+j*SPASE_SIZE]!=space[i]){</text:p>
      <text:p text:style-name="P366"><text:s text:c="8"/>*player=1;</text:p>
      <text:p text:style-name="P367"><text:s text:c="8"/>break;</text:p>
      <text:p text:style-name="P368"><text:s text:c="6"/>}</text:p>
      <text:p text:style-name="P369"><text:s text:c="4"/>}</text:p>
      <text:p text:style-name="P370"><text:s text:c="6"/>if(!(*player)){</text:p>
      <text:p text:style-name="P371"><text:s text:c="8"/>if(c==space[i]){</text:p>
      <text:p text:style-name="P372"><text:s text:c="10"/>printf("Its gameover! You win!\n");</text:p>
      <text:p text:style-name="P373"><text:s text:c="10"/>return 1;</text:p>
      <text:p text:style-name="P374"><text:s text:c="8"/>} else{</text:p>
      <text:p text:style-name="P375"><text:s text:c="10"/>printf("Its gameover! You louse!\n");</text:p>
      <text:p text:style-name="P376"><text:s text:c="10"/>return 1;</text:p>
      <text:p text:style-name="P377"><text:s text:c="8"/>}</text:p>
      <text:p text:style-name="P378"><text:s text:c="6"/>}</text:p>
      <text:p text:style-name="P379"><text:s text:c="2"/>}</text:p>
      <text:p text:style-name="P380"><text:s text:c="2"/>*player=0;</text:p>
      <text:p text:style-name="P381"><text:s text:c="2"/>for(short int i=0; i&lt;SPASE_SIZE*SPASE_SIZE; i+=SPASE_SIZE+1){</text:p>
      <text:p text:style-name="P382"><text:s text:c="4"/>if (space[i]==' '){</text:p>
      <text:p text:style-name="P383"><text:s text:c="6"/>*player=1;</text:p>
      <text:p text:style-name="P384"><text:s text:c="6"/>break;</text:p>
      <text:p text:style-name="P385"><text:s text:c="4"/>} else if(space[i]!=space[0]){</text:p>
      <text:p text:style-name="P386"><text:s text:c="6"/>*player=1;</text:p>
      <text:p text:style-name="P387"><text:s text:c="6"/>break;</text:p>
      <text:p text:style-name="P388"><text:s text:c="4"/>}</text:p>
      <text:p text:style-name="P389"><text:s text:c="2"/>}</text:p>
      <text:p text:style-name="P390"><text:s text:c="2"/>if(!(*player)){</text:p>
      <text:p text:style-name="P391"><text:s text:c="4"/>if(c==space[0]){</text:p>
      <text:p text:style-name="P392"><text:s text:c="6"/>printf("Its gameover! You win!\n");</text:p>
      <text:p text:style-name="P393"><text:s text:c="6"/>return 1;</text:p>
      <text:p text:style-name="P394"><text:s text:c="4"/>} else{</text:p>
      <text:p text:style-name="P395"><text:s text:c="6"/>printf("Its gameover! You louse!\n");</text:p>
      <text:p text:style-name="P396"><text:s text:c="6"/>return 1;</text:p>
      <text:p text:style-name="P397"><text:s text:c="4"/>}</text:p>
      <text:p text:style-name="P398"><text:s text:c="2"/>}</text:p>
      <text:p text:style-name="P399"><text:s text:c="2"/>*player=0;</text:p>
      <text:p text:style-name="P400"><text:s text:c="2"/>for(short int i=0; i&lt;SPASE_SIZE; i++){</text:p>
      <text:p text:style-name="P401"><text:s text:c="4"/>if(space[SPASE_SIZE-1+i*(SPASE_SIZE-1)]==' '){</text:p>
      <text:p text:style-name="P402"><text:s text:c="6"/>*player=1;</text:p>
      <text:p text:style-name="P403"><text:s text:c="6"/>break;</text:p>
      <text:p text:style-name="P404"><text:s text:c="2"/>} else if(space[SPASE_SIZE-1+i*(SPASE_SIZE-1)]!=space[SPASE_SIZE-1]){</text:p>
      <text:p text:style-name="P405"><text:s text:c="6"/>*player = 1;</text:p>
      <text:p text:style-name="P406"><text:s text:c="6"/>break;</text:p>
      <text:p text:style-name="P407"><text:s text:c="4"/>}</text:p>
      <text:p text:style-name="P408"><text:s text:c="2"/>}</text:p>
      <text:p text:style-name="P409"><text:s text:c="2"/>*player = (c=='x');</text:p>
      <text:p text:style-name="P410"><text:s text:c="2"/>return 0;</text:p>
      <text:p text:style-name="P411">}</text:p>
      <text:p text:style-name="P412">//------------------------------------------------------------------------------</text:p>
      <text:p text:style-name="P413">//begin ========================================================================</text:p>
      <text:p text:style-name="P414">int main(int argc, char const *argv[]) {</text:p>
      <text:p text:style-name="P415"><text:s text:c="2"/>bool player;</text:p>
      <text:soft-page-break/>
      <text:p text:style-name="P416"><text:s text:c="2"/>char* space=(char*)malloc(SPASE_SIZE*SPASE_SIZE);</text:p>
      <text:p text:style-name="P417"><text:s text:c="2"/>short int command;</text:p>
      <text:p text:style-name="P418"><text:s text:c="2"/>if(argc==2){</text:p>
      <text:p text:style-name="P419"><text:s text:c="4"/>command=atoi(argv[1])-1;</text:p>
      <text:p text:style-name="P420"><text:s text:c="4"/>if(command&lt;1){</text:p>
      <text:p text:style-name="P421"><text:s text:c="6"/>printf("Very small number!\n");</text:p>
      <text:p text:style-name="P422"><text:s text:c="6"/>return 1;</text:p>
      <text:p text:style-name="P423"><text:s text:c="4"/>}</text:p>
      <text:p text:style-name="P424"><text:s text:c="2"/>} else if(argc&lt;2){</text:p>
      <text:p text:style-name="P425"><text:s text:c="4"/>command=SPASE_SIZE*SPASE_SIZE;</text:p>
      <text:p text:style-name="P426"><text:s text:c="2"/>}</text:p>
      <text:p text:style-name="P427"><text:s text:c="2"/>else{</text:p>
      <text:p text:style-name="P428"><text:s text:c="4"/>printf("Too math args!\n");</text:p>
      <text:p text:style-name="P429"><text:s text:c="4"/>return 2;</text:p>
      <text:p text:style-name="P430"><text:s text:c="2"/>}</text:p>
      <text:p text:style-name="P431"><text:s text:c="2"/>if(init_game(space, &amp;player)){</text:p>
      <text:p text:style-name="P432"><text:s text:c="4"/>return 1;</text:p>
      <text:p text:style-name="P433"><text:s text:c="2"/>}</text:p>
      <text:p text:style-name="P434"><text:s text:c="2"/>pthdata* massiv=(pthdata*)malloc(sizeof(pthdata)*command); //данные передаваемые потоку</text:p>
      <text:p text:style-name="P435"><text:s text:c="2"/>pthread_t *thread_id = (pthread_t *) malloc(command * sizeof(pthread_t)); //массив id потоков</text:p>
      <text:p text:style-name="P436"><text:s text:c="2"/>for(short int i=0; i&lt;command; i++){</text:p>
      <text:p text:style-name="P437"><text:s text:c="4"/>massiv[i].pth_number=command;</text:p>
      <text:p text:style-name="P438"><text:s text:c="4"/>massiv[i].pth_i=i;</text:p>
      <text:p text:style-name="P439"><text:s text:c="4"/>massiv[i].player=player;</text:p>
      <text:p text:style-name="P440"><text:s text:c="4"/>massiv[i].space=space;</text:p>
      <text:p text:style-name="P441"><text:s text:c="4"/>pthread_create(&amp;thread_id[i], NULL, pth_function, (void*)&amp;massiv[i]);// вызов потока</text:p>
      <text:p text:style-name="P442"><text:s text:c="2"/>}</text:p>
      <text:p text:style-name="P443"><text:s text:c="2"/>for(short int i=0; i&lt;command; i++){</text:p>
      <text:p text:style-name="P444"><text:s text:c="4"/>pthread_join(thread_id[i], NULL);</text:p>
      <text:p text:style-name="P445"><text:s text:c="2"/>}</text:p>
      <text:p text:style-name="P446"><text:s text:c="2"/>/*for(short int i=0; i&lt;command; i++){</text:p>
      <text:p text:style-name="P447"><text:s text:c="4"/>for(short int j=0; j&lt;(SPASE_SIZE*SPASE_SIZE)/massiv[i].pth_number + (massiv[i].pth_i &lt; SPASE_SIZE*SPASE_SIZE%massiv[i].pth_number); j++){</text:p>
      <text:p text:style-name="P448"><text:s text:c="6"/>printf("priority: %d\n", massiv[i].priority[j]);</text:p>
      <text:p text:style-name="P449"><text:s text:c="4"/>}</text:p>
      <text:p text:style-name="P450"><text:s text:c="2"/>}*/</text:p>
      <text:p text:style-name="P451"><text:s text:c="2"/>short int max=0;</text:p>
      <text:p text:style-name="P452"><text:s text:c="2"/>for(short int i=0; i&lt;command; i++){</text:p>
      <text:p text:style-name="P453"><text:s text:c="4"/>for(short int j=0; j&lt;(SPASE_SIZE*SPASE_SIZE)/command + (i &lt; SPASE_SIZE*SPASE_SIZE%command); j++){</text:p>
      <text:p text:style-name="P454"><text:s text:c="6"/>if(massiv[i].priority[j] &gt; max){</text:p>
      <text:p text:style-name="P455"><text:s text:c="8"/>max = massiv[i].priority[j];</text:p>
      <text:p text:style-name="P456"><text:s text:c="6"/>}</text:p>
      <text:p text:style-name="P457"><text:s text:c="4"/>}</text:p>
      <text:p text:style-name="P458"><text:s text:c="2"/>}</text:p>
      <text:p text:style-name="P459"><text:s text:c="2"/>if(max==0){</text:p>
      <text:p text:style-name="P460"><text:s text:c="4"/>printf("I haven't idea! Goodbay!\n");</text:p>
      <text:p text:style-name="P461"><text:s text:c="4"/>return 0;</text:p>
      <text:p text:style-name="P462"><text:s text:c="2"/>}</text:p>
      <text:p text:style-name="P463"><text:s text:c="2"/>short int index=0;</text:p>
      <text:p text:style-name="P464"><text:s text:c="2"/>for(short int i=0; i&lt;command; i++){</text:p>
      <text:p text:style-name="P465"><text:s text:c="4"/>index = i;</text:p>
      <text:p text:style-name="P466"><text:s text:c="4"/>for(short int j=0; j&lt;(SPASE_SIZE*SPASE_SIZE)/command + (i &lt; SPASE_SIZE*SPASE_SIZE%command); j++){</text:p>
      <text:p text:style-name="P467"><text:s text:c="6"/>if(massiv[i].priority[j]==max &amp;&amp; space[index]==' '){</text:p>
      <text:p text:style-name="P468"><text:s text:c="8"/>if(player){</text:p>
      <text:p text:style-name="P469"><text:s text:c="10"/>space[index]='X';</text:p>
      <text:p text:style-name="P470"><text:s text:c="8"/>} else{</text:p>
      <text:p text:style-name="P471"><text:s text:c="10"/>space[index]='O';</text:p>
      <text:p text:style-name="P472"><text:s text:c="8"/>}</text:p>
      <text:p text:style-name="P473"><text:s text:c="6"/>}</text:p>
      <text:p text:style-name="P474"/>
      <text:p text:style-name="P475"><text:s text:c="6"/>index+=command;</text:p>
      <text:p text:style-name="P476"><text:s text:c="4"/>}</text:p>
      <text:p text:style-name="P477"><text:s text:c="2"/>}</text:p>
      <text:p text:style-name="P478"><text:s text:c="2"/>putchar('\n');</text:p>
      <text:p text:style-name="P479"><text:s text:c="2"/>for (short int i = 0; <text:s/>i &lt; SPASE_SIZE; i++) {</text:p>
      <text:p text:style-name="P480"><text:s text:c="4"/>for(short int j= 0; j&lt;SPASE_SIZE; j++){</text:p>
      <text:p text:style-name="P481"><text:s text:c="6"/>printf("|%c", space[i*SPASE_SIZE + j]);</text:p>
      <text:p text:style-name="P482"><text:s text:c="4"/>}</text:p>
      <text:p text:style-name="P483"><text:s text:c="4"/>printf("|\n");</text:p>
      <text:p text:style-name="P484"><text:s text:c="2"/>}</text:p>
      <text:soft-page-break/>
      <text:p text:style-name="P485"><text:s text:c="2"/>return 0;</text:p>
      <text:p text:style-name="P486">}</text:p>
      <text:p text:style-name="Standard"><text:span text:style-name="T487">Д</text:span><text:span text:style-name="T488">емонстрация</text:span><text:span text:style-name="T489">:</text:span></text:p>
      <text:p text:style-name="P490">MacBook-Air-MacBook-3:OS3 macbookair$ ./a.out</text:p>
      <text:p text:style-name="P491">Enter GameSpace:</text:p>
      <text:p text:style-name="P492"><text:s/>|1|2|3|</text:p>
      <text:p text:style-name="P493">1|o|x|o|</text:p>
      <text:p text:style-name="P494">2|x|o|x|</text:p>
      <text:p text:style-name="P495">3|x| |o|</text:p>
      <text:p text:style-name="P496">Enter who play now:o</text:p>
      <text:p text:style-name="P497">Its gameover! You win!</text:p>
      <text:p text:style-name="P498">MacBook-Air-MacBook-3:OS3 macbookair$ ./a.out</text:p>
      <text:p text:style-name="P499">Enter GameSpace:</text:p>
      <text:p text:style-name="P500"><text:s/>|1|2|3|</text:p>
      <text:p text:style-name="P501">1| | | |</text:p>
      <text:p text:style-name="P502">2| | | |</text:p>
      <text:p text:style-name="P503">3| | | |</text:p>
      <text:p text:style-name="P504">Enter who play now:x</text:p>
      <text:p text:style-name="P505"/>
      <text:p text:style-name="P506">| | | |</text:p>
      <text:p text:style-name="P507">| |X| |</text:p>
      <text:p text:style-name="P508">| | | |</text:p>
      <text:p text:style-name="P509">Strace:</text:p>
      <text:p text:style-name="P510">MacBook-Air-MacBook-3:OS3 macbookair$ sudo dtruss ./a.out<text:s/></text:p>
      <text:p text:style-name="P511">Password:</text:p>
      <text:p text:style-name="P512">dtrace: system integrity protection is on, some features will not be available</text:p>
      <text:p text:style-name="P513"/>
      <text:p text:style-name="P514">SYSCALL(args)<text:s/><text:tab/><text:tab/><text:s/>= return</text:p>
      <text:p text:style-name="P515">Enter GameSpace:</text:p>
      <text:p text:style-name="P516"><text:s/>|1|2|3|</text:p>
      <text:p text:style-name="P517">1|open("/dev/dtracehelper\0", 0x2, 0xFFFFFFFFE7DE5180)<text:tab/><text:tab/><text:s/>= 3 0</text:p>
      <text:p text:style-name="P518">ioctl(0x3, 0x80086804, 0x7FFEE7DE4F90)<text:tab/><text:tab/><text:s/>= 0 0</text:p>
      <text:p text:style-name="P519">close(0x3)<text:tab/><text:tab/><text:s/>= 0 0</text:p>
      <text:p text:style-name="P520">access("/AppleInternal/XBS/.isChrooted\0", 0x0, 0x0)<text:tab/><text:tab/><text:s/>= -1 Err#2</text:p>
      <text:p text:style-name="P521">bsdthread_register(0x7FFF5DC87408, 0x7FFF5DC873F8, 0x2000)<text:tab/><text:tab/><text:s/>= 1073742047 0</text:p>
      <text:p text:style-name="P522">sysctlbyname(kern.bootargs, 0xD, 0x7FFEE7DE43E0, 0x7FFEE7DE43D8, 0x0)<text:tab/><text:tab/><text:s/>= 0 0</text:p>
      <text:p text:style-name="P523">issetugid(0x0, 0x0, 0x0)<text:tab/><text:tab/><text:s/>= 0 0</text:p>
      <text:p text:style-name="P524">ioctl(0x2, 0x4004667A, 0x7FFEE7DE3BF4)<text:tab/><text:tab/><text:s/>= 0 0</text:p>
      <text:p text:style-name="P525">mprotect(0x107E22000, 0x1000, 0x0)<text:tab/><text:tab/><text:s/>= 0 0</text:p>
      <text:p text:style-name="P526">mprotect(0x107E27000, 0x1000, 0x0)<text:tab/><text:tab/><text:s/>= 0 0</text:p>
      <text:p text:style-name="P527">mprotect(0x107E28000, 0x1000, 0x0)<text:tab/><text:tab/><text:s/>= 0 0</text:p>
      <text:p text:style-name="P528">mprotect(0x107E2D000, 0x1000, 0x0)<text:tab/><text:tab/><text:s/>= 0 0</text:p>
      <text:p text:style-name="P529">mprotect(0x107E20000, 0x90, 0x1)<text:tab/><text:tab/><text:s/>= 0 0</text:p>
      <text:p text:style-name="P530">mprotect(0x107E2E000, 0x1000, 0x1)<text:tab/><text:tab/><text:s/>= 0 0</text:p>
      <text:p text:style-name="P531">mprotect(0x107E20000, 0x90, 0x3)<text:tab/><text:tab/><text:s/>= 0 0</text:p>
      <text:p text:style-name="P532">mprotect(0x107E20000, 0x90, 0x1)<text:tab/><text:tab/><text:s/>= 0 0</text:p>
      <text:p text:style-name="P533">getentropy(0x7FFEE7DE3D40, 0x20, 0x0)<text:tab/><text:tab/><text:s/>= 0 0</text:p>
      <text:p text:style-name="P534">getpid(0x0, 0x0, 0x0)<text:tab/><text:tab/><text:s/>= 61429 0</text:p>
      <text:p text:style-name="P535">stat64("/AppleInternal\0", 0x7FFEE7DE4850, 0x0)<text:tab/><text:tab/><text:s/>= -1 Err#2</text:p>
      <text:p text:style-name="P536">csops(0xEFF5, 0x7, 0x7FFEE7DE4380)<text:tab/><text:tab/><text:s/>= -1 Err#22</text:p>
      <text:p text:style-name="P537">proc_info(0x2, 0xEFF5, 0xD)<text:tab/><text:tab/><text:s/>= 64 0</text:p>
      <text:p text:style-name="P538">csops(0xEFF5, 0x7, 0x7FFEE7DE3BD0)<text:tab/><text:tab/><text:s/>= -1 Err#22</text:p>
      <text:p text:style-name="P539">getrlimit(0x1008, 0x7FFEE7DE57A0, 0x0)<text:tab/><text:tab/><text:s/>= 0 0</text:p>
      <text:p text:style-name="P540">fstat64(0x1, 0x7FFEE7DE5788, 0x0)<text:tab/><text:tab/><text:s/>= 0 0</text:p>
      <text:p text:style-name="P541">ioctl(0x1, 0x4004667A, 0x7FFEE7DE57D4)<text:tab/><text:tab/><text:s/>= 0 0</text:p>
      <text:p text:style-name="P542">dtrace: error on enabled probe ID 2173 (ID 947: syscall::write_nocancel:return): invalid kernel access in action #12 at DIF offset 68</text:p>
      <text:p text:style-name="P543">dtrace: error on enabled probe ID 2173 (ID 947: syscall::write_nocancel:return): invalid kernel access in action #12 at DIF offset 68</text:p>
      <text:p text:style-name="P544">fstat64(0x0, 0x7FFEE7DE5928, 0x0)<text:tab/><text:tab/><text:s/>= 0 0</text:p>
      <text:p text:style-name="P545">ioctl(0x0, 0x4004667A, 0x7FFEE7DE5974)<text:tab/><text:tab/><text:s/>= 0 0</text:p>
      <text:p text:style-name="P546">dtrace: error on enabled probe ID 2173 (ID 947: syscall::write_nocancel:return): invalid kernel access in action #12 at DIF offset 68</text:p>
      <text:p text:style-name="P547">o|x|x|</text:p>
      <text:p text:style-name="P548">2|xdtrace: error on enabled probe ID 2175 (ID 945: syscall::read_nocancel:return): invalid kernel access in action #12 at DIF offset 68</text:p>
      <text:p text:style-name="P549">dtrace: error on enabled probe ID 2173 (ID 947: syscall::write_nocancel:return): invalid kernel access in action #12 at DIF offset 68</text:p>
      <text:p text:style-name="P550">x</text:p>
      <text:p text:style-name="P551">Wrong space!</text:p>
      <text:p text:style-name="P552">dtrace: error on enabled probe ID 2175 (ID 945: syscall::read_nocancel:return): invalid kernel access in action #12 at DIF offset 68</text:p>
      <text:p text:style-name="P553">dtrace: error on enabled probe ID 2173 (ID 947: syscall::write_nocancel:return): invalid kernel access in action #12 at DIF offset 68</text:p>
      <text:soft-page-break/>
      <text:p text:style-name="Standard"><text:span text:style-name="T554">Вывод:</text:span></text:p>
      <text:p text:style-name="Standard"><text:span text:style-name="T555">В начале выполнения лабораторной работы распределение вычислений по параллельным<text:s/></text:span><text:span text:style-name="T556">процессам показалось мне абсолютно не нужным для эффективного решения данной задачи, но когда я глубже познакомился с литературой на эту тему, разобрался с основными функциями и их синтаксисом, я осознал, что это не настолько трудоемко, чтобы этим пренебре</text:span><text:span text:style-name="T557">гать, тем более, что данное нововведение дает неплохой выигрыш во времени. Подводя итог, могу смело сказать, что впредь буду всегда использовать распределение по потокам, для выполнения большого числа вычислений.</text:span></text:p>
      <text:p text:style-name="P558"/>
      <text:p text:style-name="P559"/>
      <text:p text:style-name="P560"/>
      <text:p text:style-name="P5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Безинтервала" style:display-name="Без интервала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povka.city@yandex.ru</dc:creator>
    <meta:creation-date>2018-11-05T20:47:00Z</meta:creation-date>
    <dc:date>2019-03-05T10:47:00Z</dc:date>
    <meta:template xlink:href="Normal.dotm" xlink:type="simple"/>
    <meta:editing-cycles>4</meta:editing-cycles>
    <meta:editing-duration>PT1380S</meta:editing-duration>
    <meta:document-statistic meta:page-count="9" meta:paragraph-count="31" meta:word-count="2349" meta:character-count="15709" meta:row-count="111" meta:non-whitespace-character-count="13391"/>
  </office:meta>
</office:document-meta>
</file>